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704af" officeooo:paragraph-rsid="001704af"/>
    </style:style>
    <style:style style:name="P2" style:family="paragraph" style:parent-style-name="Text_20_body">
      <style:paragraph-properties fo:text-align="center" style:justify-single-word="false"/>
      <style:text-properties fo:font-size="15pt" officeooo:rsid="001704af" officeooo:paragraph-rsid="001704af" style:font-size-asian="15pt" style:font-size-complex="15pt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04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409" officeooo:paragraph-rsid="0017c4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996" officeooo:paragraph-rsid="0019a9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71a" officeooo:paragraph-rsid="001bd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d06" officeooo:paragraph-rsid="001ccd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a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d06" officeooo:paragraph-rsid="001ccd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d06" officeooo:paragraph-rsid="001ea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a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409" officeooo:paragraph-rsid="001ea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996" officeooo:paragraph-rsid="001ea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71a" officeooo:paragraph-rsid="001ea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37b" officeooo:paragraph-rsid="001ead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04af"/>
    </style:style>
    <style:style style:name="T2" style:family="text">
      <style:text-properties officeooo:rsid="001bd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"/>
      <text:p text:style-name="P1"/>
      <text:h text:style-name="P10" text:outline-level="1">Multifuncions</text:h>
      <text:p text:style-name="P13"/>
      <text:p text:style-name="P14">Pepe <text:span text:style-name="T2">Bumstead</text:span> <text:span text:style-name="T2">Levrone</text:span></text:p>
      <text:p text:style-name="P13">Gerent de la fàbrica <text:span text:style-name="T1">Xerox Menorca</text:span></text:p>
      <text:p text:style-name="P13">Carrer de Maria Lluïsa Serra, 87</text:p>
      <text:p text:style-name="P13">07703 Maó, Illes Balears</text:p>
      <text:p text:style-name="P13"/>
      <text:p text:style-name="P14">Senyor, </text:p>
      <text:p text:style-name="P15">Bon dia <text:span text:style-name="T2">ens agradaria encomanar 2 Multifuncions per emprar a l’IES Joan Ramis i Ramis. </text:span></text:p>
      <text:p text:style-name="P15"/>
      <text:p text:style-name="P16">Mentres esperam el presupost, us saludam ben atentament.</text:p>
      <text:p text:style-name="P16"/>
      <text:p text:style-name="P16"/>
      <text:p text:style-name="P16"/>
      <text:p text:style-name="P16"/>
      <text:p text:style-name="P16"/>
      <text:p text:style-name="P16">[Firma]</text:p>
      <text:p text:style-name="P16"/>
      <text:p text:style-name="P17">Miquel Capó</text:p>
      <text:p text:style-name="P12">Director IES Joan Ramis i Ramis</text:p>
      <text:p text:style-name="P12">Maó, 27 de novembre de 2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8:52.710893309</meta:creation-date>
    <dc:date>2023-12-04T10:31:44.149119184</dc:date>
    <meta:editing-duration>PT10M1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59" meta:character-count="351" meta:non-whitespace-character-count="302"/>
  </office:meta>
</office:document-meta>
</file>